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ndale Sans UI" svg:font-family="Andale Sans UI" style:font-family-generic="system" style:font-pitch="variable"/>
    <style:font-face style:name="DejaVu Sans" svg:font-family="DejaVu Sans" style:font-family-generic="system"/>
    <style:font-face style:name="Arial" svg:font-family="Arial" style:font-family-generic="swiss" style:font-pitch="variable" svg:panose-1="2 11 6 4 2 2 2 2 2 4"/>
    <style:font-face style:name="PMingLiU, 新細明體" svg:font-family="PMingLiU, 新細明體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Thorndale, 'Times New Roman'" svg:font-family="Thorndale, 'Times New Roman'" style:font-family-generic="roman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 style:punctuation-wrap="simple" style:text-autospace="none" style:vertical-align="auto">
        <style:tab-stops>
          <style:tab-stop style:type="left" style:position="0in"/>
        </style:tab-stops>
      </style:paragraph-properties>
    </style:style>
    <style:style style:name="T2" style:parent-style-name="DefaultParagraphFont" style:family="text">
      <style:text-properties fo:font-weight="normal" style:font-weight-asian="normal" fo:font-size="12pt" style:font-size-asian="12pt"/>
    </style:style>
    <style:style style:name="T3" style:parent-style-name="DefaultParagraphFont" style:family="text">
      <style:text-properties fo:font-weight="normal" style:font-weight-asian="normal" fo:font-size="12pt" style:font-size-asian="12pt"/>
    </style:style>
    <style:style style:name="P4" style:parent-style-name="Normal" style:family="paragraph">
      <style:text-properties style:font-name="Arial" style:font-name-complex="Arial" fo:font-weight="bold" style:font-weight-asian="bold" fo:text-transform="uppercase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1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 fo:language="fr" fo:country="FR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T16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T17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18" style:parent-style-name="Normal" style:family="paragraph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21" style:parent-style-name="Normal" style:family="paragraph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24" style:parent-style-name="Normal" style:family="paragraph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27" style:parent-style-name="Normal" style:family="paragraph">
      <style:text-properties style:font-name="Arial" style:font-name-complex="Arial" fo:font-style="italic" style:font-style-asian="italic" fo:font-size="8pt" style:font-size-asian="8pt"/>
    </style:style>
    <style:style style:name="P28" style:parent-style-name="Normal" style:family="paragraph">
      <style:text-properties style:font-name="Arial" style:font-name-complex="Arial" fo:font-style="italic" style:font-style-asian="italic" fo:font-size="8pt" style:font-size-asian="8pt"/>
    </style:style>
    <style:style style:name="P29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34" style:parent-style-name="Normal" style:family="paragraph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/>
    </style:style>
    <style:style style:name="T36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37" style:parent-style-name="Normal" style:family="paragraph">
      <style:text-properties style:font-name="Arial" style:font-name-complex="Arial" fo:font-weight="bold" style:font-weight-asian="bold" fo:text-transform="uppercase" style:text-underline-type="single" style:text-underline-style="solid" style:text-underline-width="auto" style:text-underline-mode="continuous"/>
    </style:style>
    <style:style style:name="P38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text-transform="uppercase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T46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T47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48" style:parent-style-name="Normal" style:family="paragraph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Hyperlink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57" style:parent-style-name="Normal" style:family="paragraph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60" style:parent-style-name="Normal" style:family="paragraph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63" style:parent-style-name="Normal" style:family="paragraph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66" style:parent-style-name="Normal" style:family="paragraph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69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70" style:parent-style-name="Normal" style:family="paragraph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T81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T82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83" style:parent-style-name="Normal" style:family="paragraph">
      <style:text-properties style:font-name="Arial" style:font-name-complex="Arial"/>
    </style:style>
    <style:style style:name="P84" style:parent-style-name="Normal" style:family="paragraph">
      <style:text-properties style:font-name="Arial" style:font-name-complex="Arial"/>
    </style:style>
    <style:style style:name="P85" style:parent-style-name="Normal" style:family="paragraph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Hyperlink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92" style:parent-style-name="Normal" style:family="paragraph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95" style:parent-style-name="Normal" style:family="paragraph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98" style:parent-style-name="Normal" style:family="paragraph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 fo:font-style="italic" style:font-style-asian="italic" fo:font-size="8pt" style:font-size-asian="8pt"/>
    </style:style>
    <style:style style:name="P101" style:parent-style-name="Normal" style:family="paragraph"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/>
    </style:style>
    <style:style style:name="P103" style:parent-style-name="Normal" style:family="paragraph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/>
    </style:style>
  </office:automatic-styles>
  <office:body>
    <office:text text:use-soft-page-breaks="true">
      <text:h text:style-name="P1" text:outline-level="1">Bulgaria, Data Sources <text:s text:c="34"/><text:span text:style-name="T2">Last modified:<text:s/></text:span><text:span text:style-name="T3">30-Sep-2019</text:span></text:h>
      <text:p text:style-name="P4"/>
      <text:p text:style-name="Normal"><text:span text:style-name="T5">(For more details, please refer to mortality.org/hmd/</text:span><text:span text:style-name="T6">BGR</text:span><text:span text:style-name="T7">/InputDB/</text:span><text:span text:style-name="T8">BGR</text:span><text:span text:style-name="T9">ref.pdf)</text:span></text:p>
      <text:p text:style-name="P10"/>
      <text:h text:style-name="P11" text:outline-level="2">pOPULATION ESTIMATES</text:h>
      <text:p text:style-name="P12"/>
      <text:p text:style-name="Normal"><text:span text:style-name="T13">2004 – 2017: <text:s/>National Statistical Institute (NSI).<text:s/></text:span><text:span text:style-name="T14">Annual population by age (single-year of age) and sex. 2004-2017. Unpublished tables provided by contacting NSI at info@nsi.bg.<text:s/></text:span><text:span text:style-name="T15">(RefCode 1</text:span><text:span text:style-name="T16">0</text:span><text:span text:style-name="T17">)</text:span></text:p>
      <text:p text:style-name="P18"/>
      <text:p text:style-name="Normal"><text:span text:style-name="T19">2008 – 2010: <text:s/>National Statistical Institute (NSI). Annual population by age (single-year of age) and sex. Unpublished tables provided by Krasimira Krusteva (NSI). <text:s/></text:span><text:span text:style-name="T20">(RefCode 18, 21)</text:span></text:p>
      <text:p text:style-name="P21"/>
      <text:p text:style-name="Normal"><text:span text:style-name="T22">1998 - 2007: <text:s/>National Statistical Institute (NSI). Annual population by age (single-year of age) and sex. Unpublished tables provided by Iordan Kaltchev (NSI). <text:s/></text:span><text:span text:style-name="T23">(RefCode 8, 11, 14)</text:span></text:p>
      <text:p text:style-name="P24"/>
      <text:p text:style-name="Normal"><text:span text:style-name="T25">1960 - 1997: <text:s/>National Statistical Institute (NSI). Annual population by age (single-year age group) and sex. <text:s/>Unpublished tables. <text:s text:c="2"/></text:span><text:span text:style-name="T26">(RefCode 3)</text:span></text:p>
      <text:p text:style-name="P27"/>
      <text:p text:style-name="P28"/>
      <text:p text:style-name="P29">CENSUS COUNTS</text:p>
      <text:p text:style-name="P30"/>
      <text:p text:style-name="P31">2011: <text:s/>National Statistical Institute (NSI). Population census counts by age and sex, 2011.</text:p>
      <text:p text:style-name="Normal"><text:span text:style-name="T32">Unpublished tables provided by Krasimira Krusteva (NSI). <text:s/></text:span><text:span text:style-name="T33">(RefCode 23)</text:span></text:p>
      <text:p text:style-name="P34"/>
      <text:p text:style-name="Normal"><text:span text:style-name="T35">1946 and 1956: <text:s/>National Statistical Institute (NSI). Population census in Bulgaria. 1946 &amp; 1956. Sofia: NSI. <text:s/></text:span><text:span text:style-name="T36">(RefCode 2)</text:span></text:p>
      <text:p text:style-name="P37"/>
      <text:h text:style-name="P38" text:outline-level="2">bIRTHS</text:h>
      <text:p text:style-name="P39"/>
      <text:p text:style-name="Normal"><text:span text:style-name="T40">200</text:span><text:span text:style-name="T41">3</text:span><text:span text:style-name="T42"><text:s/>- 20</text:span><text:span text:style-name="T43">1</text:span><text:span text:style-name="T44">7: <text:s/>National Statistical Institute (NSI). Live births by sex. Unpublished data received from Iordan Kaltchev (NSI).<text:s/></text:span><text:span text:style-name="T45"><text:s/>(RefCode 12,</text:span><text:span text:style-name="T46">&amp;</text:span><text:span text:style-name="T47"><text:s/>15 )</text:span></text:p>
      <text:p text:style-name="P48"/>
      <text:p text:style-name="Normal"><text:span text:style-name="T49">2008 - 2010: <text:s/>National Statistical<text:s/></text:span><text:span text:style-name="T50">Institute (NSI). Live births by<text:s/></text:span><text:span text:style-name="T51">sex.</text:span><text:span text:style-name="T52"><text:s/></text:span><text:span text:style-name="T53">(</text:span><text:span text:style-name="T54">http://www.nsi.bg/otrasalen.php?otr=53</text:span><text:span text:style-name="T55">).<text:s/></text:span><text:span text:style-name="T56">(RefCode 17 &amp; 20)</text:span></text:p>
      <text:p text:style-name="P57"/>
      <text:p text:style-name="Normal"><text:span text:style-name="T58">2003: <text:s/>National Statistical Institute (NSI). Live births by sex. Unpublished data received from Dora Kostova. <text:s/></text:span><text:span text:style-name="T59">(RefCode 7)</text:span></text:p>
      <text:p text:style-name="P60"/>
      <text:p text:style-name="Normal"><text:span text:style-name="T61">1990-2002: <text:s/>National Statistical Institute (NSI). Live births by sex. In: Statistical Yearbook of Bulgaria (2003). <text:s/>Sofia: NSI. <text:s/></text:span><text:span text:style-name="T62">(RefCode 6)</text:span></text:p>
      <text:p text:style-name="P63"/>
      <text:p text:style-name="Normal"><text:span text:style-name="T64">1961-1989: <text:s/>National Statistical Institute (NSI). Live births by sex. In: Demographic Yearbook of Bulgaria (1961-1989). Sofia: NSI. <text:s/></text:span><text:span text:style-name="T65">(RefCode 5)</text:span></text:p>
      <text:p text:style-name="P66"/>
      <text:p text:style-name="Normal"><text:span text:style-name="T67">1947-1960: <text:s/>National Statistical Institute (NSI). Live births by sex and age of mother. In: Demographic Yearbook of Bulgaria, 1960. Sofia: NSI. <text:s/></text:span><text:span text:style-name="T68">(RefCode 4)</text:span></text:p>
      <text:soft-page-break/>
      <text:h text:style-name="P69" text:outline-level="2">dEATHS</text:h>
      <text:p text:style-name="P70"/>
      <text:p text:style-name="Normal"><text:span text:style-name="T71">200</text:span><text:span text:style-name="T72">4</text:span><text:span text:style-name="T73"><text:s/></text:span><text:span text:style-name="T74">-</text:span><text:span text:style-name="T75"><text:s/>20</text:span><text:span text:style-name="T76">17</text:span><text:span text:style-name="T77">: <text:s/></text:span><text:span text:style-name="T78">National Statistical Institute (NSI). Death counts by age, year of birth, an sex. Unpublished tables provided by contacting NSI at info@nsi.bg</text:span><text:span text:style-name="T79">. <text:s/></text:span><text:span text:style-name="T80">(RefCode 1</text:span><text:span text:style-name="T81">1</text:span><text:span text:style-name="T82">)</text:span></text:p>
      <text:p text:style-name="P83"/>
      <text:p text:style-name="P84">2010: <text:s/>National Statistical Institute (NSI) (2011). Deaths by age, year of birth, place of</text:p>
      <text:p text:style-name="P85">residence and sex in 2010. In: Population and demographic processes 2010. Sofia:</text:p>
      <text:p text:style-name="Normal"><text:span text:style-name="T86">National Statistical Institute. Retrieved 13 April 2012</text:span><text:span text:style-name="T87"><text:s/></text:span><text:span text:style-name="T88">(</text:span><text:span text:style-name="T89">http://www.nsi.bg/publications/DMGR2010.pdf</text:span><text:span text:style-name="T90">). <text:s/></text:span><text:span text:style-name="T91">(RefCode 22)</text:span></text:p>
      <text:p text:style-name="P92"/>
      <text:p text:style-name="Normal"><text:span text:style-name="T93">2008 – 2009: <text:s/>National Statistical Institute (NSI). Deaths by year of birth, age (single-year of age) and sex. Unpublished tables provided by Krasimira Krusteva (NSI). <text:s/></text:span><text:span text:style-name="T94">(RefCode 19)</text:span></text:p>
      <text:p text:style-name="P95"/>
      <text:p text:style-name="Normal"><text:span text:style-name="T96">1998 - 2007: <text:s/>National Statistical Institute (NSI). Deaths by year of birth, age (single-year of age) and sex. Unpublished tables provided by Iordan Kaltchev (NSI).<text:s/></text:span><text:span text:style-name="T97"><text:s/>(RefCode 9, 10, 13, 16)</text:span></text:p>
      <text:p text:style-name="P98"/>
      <text:p text:style-name="Normal"><text:span text:style-name="T99">1960 - 1997: <text:s/>National Statistical Institute (NSI). Annual death counts by age (single-year age group), sex, and triangles. Unpublished tables. <text:s/></text:span><text:span text:style-name="T100">(RefCode 1 )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ndale Sans UI" svg:font-family="Andale Sans UI" style:font-family-generic="system" style:font-pitch="variable"/>
    <style:font-face style:name="DejaVu Sans" svg:font-family="DejaVu Sans" style:font-family-generic="system"/>
    <style:font-face style:name="Arial" svg:font-family="Arial" style:font-family-generic="swiss" style:font-pitch="variable" svg:panose-1="2 11 6 4 2 2 2 2 2 4"/>
    <style:font-face style:name="PMingLiU, 新細明體" svg:font-family="PMingLiU, 新細明體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Thorndale, 'Times New Roman'" svg:font-family="Thorndale, 'Times New Roman'" style:font-family-generic="roman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ndale Sans U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fo:text-transform="uppercase" style:font-size-complex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" style:font-name-asian="PMingLiU, 新細明體" style:font-name-complex="Times New Roman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, Arial" style:font-name-asian="Mincho, msmincho" style:font-name-complex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DejaVu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ejaVu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" fo:hyphenate="false"/>
    </style:style>
    <style:style style:name="PreformattedText" style:display-name="Preformatted Text" style:family="paragraph" style:parent-style-name="Standard">
      <style:text-properties style:font-name="Thorndale, 'Times New Roman'" fo:font-size="10pt" style:font-size-asian="10pt" fo:hyphenate="false"/>
    </style:style>
    <style:style style:name="StyleHeading1" style:display-name="Style Heading 1 +" style:family="paragraph" style:parent-style-name="Heading1" style:default-outline-level="1">
      <style:text-properties fo:hyphenate="false"/>
    </style:style>
    <style:style style:name="HTMLPreformatted" style:display-name="HTML Preformatted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language-asian="zh" style:country-asian="TW" fo:hyphenate="tru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DefaultParagraphFont" style:display-name="WW-Default Paragraph Font" style:family="tex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yang</meta:initial-creator>
    <dc:creator>lyang</dc:creator>
    <meta:creation-date>2019-09-30T21:30:00Z</meta:creation-date>
    <dc:date>2019-09-30T21:52:00Z</dc:date>
    <meta:print-date>2019-09-30T20:45:00Z</meta:print-date>
    <meta:template xlink:href="Normal" xlink:type="simple"/>
    <meta:editing-cycles>3</meta:editing-cycles>
    <meta:editing-duration>PT108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57" meta:character-count="3058" meta:row-count="21" meta:non-whitespace-character-count="2607"/>
  </office:meta>
</office:document-meta>
</file>